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ingResolver.JingResolver( SourceResolver sourceResolver ,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ingResolver.create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solver.pushInputSourc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ingResolver.resolveEntity( String publicId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ingResolver.popInpu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